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" table:style-name="ta1">
        <table:shapes>
          <draw:frame draw:z-index="0" draw:style-name="gr1" draw:text-style-name="P1" svg:width="190.79mm" svg:height="105.44mm" svg:x="69.96mm" svg:y="0.9mm">
            <loext:p draw:notify-on-update-of-ranges="'1000'.B1:'1000'.B12 '1000'.A1:'1000'.A12 '1000'.D1:'1000'.D12 '1000'.C1:'1000'.C12 '1000'.F1:'1000'.F12 '1000'.E1:'1000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23405" calcext:value-type="float">
            <text:p>423405</text:p>
          </table:table-cell>
          <table:table-cell office:value-type="float" office:value="0" calcext:value-type="float">
            <text:p>0</text:p>
          </table:table-cell>
          <table:table-cell office:value-type="float" office:value="381069" calcext:value-type="float">
            <text:p>381069</text:p>
          </table:table-cell>
          <table:table-cell office:value-type="float" office:value="3" calcext:value-type="float">
            <text:p>3</text:p>
          </table:table-cell>
          <table:table-cell office:value-type="float" office:value="397098" calcext:value-type="float">
            <text:p>397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499" calcext:value-type="float">
            <text:p>419499</text:p>
          </table:table-cell>
          <table:table-cell office:value-type="float" office:value="1" calcext:value-type="float">
            <text:p>1</text:p>
          </table:table-cell>
          <table:table-cell office:value-type="float" office:value="371061" calcext:value-type="float">
            <text:p>371061</text:p>
          </table:table-cell>
          <table:table-cell office:value-type="float" office:value="9" calcext:value-type="float">
            <text:p>9</text:p>
          </table:table-cell>
          <table:table-cell office:value-type="float" office:value="388635" calcext:value-type="float">
            <text:p>38863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89158" calcext:value-type="float">
            <text:p>389158</text:p>
          </table:table-cell>
          <table:table-cell office:value-type="float" office:value="1" calcext:value-type="float">
            <text:p>1</text:p>
          </table:table-cell>
          <table:table-cell office:value-type="float" office:value="371032" calcext:value-type="float">
            <text:p>371032</text:p>
          </table:table-cell>
          <table:table-cell office:value-type="float" office:value="65" calcext:value-type="float">
            <text:p>65</text:p>
          </table:table-cell>
          <table:table-cell office:value-type="float" office:value="387164" calcext:value-type="float">
            <text:p>387164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385941" calcext:value-type="float">
            <text:p>385941</text:p>
          </table:table-cell>
          <table:table-cell office:value-type="float" office:value="10" calcext:value-type="float">
            <text:p>10</text:p>
          </table:table-cell>
          <table:table-cell office:value-type="float" office:value="369527" calcext:value-type="float">
            <text:p>369527</text:p>
          </table:table-cell>
          <table:table-cell office:value-type="float" office:value="423" calcext:value-type="float">
            <text:p>423</text:p>
          </table:table-cell>
          <table:table-cell office:value-type="float" office:value="384409" calcext:value-type="float">
            <text:p>384409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385051" calcext:value-type="float">
            <text:p>385051</text:p>
          </table:table-cell>
          <table:table-cell office:value-type="float" office:value="123" calcext:value-type="float">
            <text:p>123</text:p>
          </table:table-cell>
          <table:table-cell office:value-type="float" office:value="369309" calcext:value-type="float">
            <text:p>369309</text:p>
          </table:table-cell>
          <table:table-cell office:value-type="float" office:value="476" calcext:value-type="float">
            <text:p>476</text:p>
          </table:table-cell>
          <table:table-cell office:value-type="float" office:value="383471" calcext:value-type="float">
            <text:p>383471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381482" calcext:value-type="float">
            <text:p>381482</text:p>
          </table:table-cell>
          <table:table-cell office:value-type="float" office:value="264" calcext:value-type="float">
            <text:p>264</text:p>
          </table:table-cell>
          <table:table-cell office:value-type="float" office:value="368843" calcext:value-type="float">
            <text:p>368843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64286" calcext:value-type="float">
            <text:p>364286</text:p>
          </table:table-cell>
          <table:table-cell office:value-type="float" office:value="287" calcext:value-type="float">
            <text:p>287</text:p>
          </table:table-cell>
          <table:table-cell office:value-type="float" office:value="358659" calcext:value-type="float">
            <text:p>358659</text:p>
          </table:table-cell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float" office:value="362451" calcext:value-type="float">
            <text:p>362451</text:p>
          </table:table-cell>
          <table:table-cell office:value-type="float" office:value="797" calcext:value-type="float">
            <text:p>797</text:p>
          </table:table-cell>
          <table:table-cell office:value-type="float" office:value="356146" calcext:value-type="float">
            <text:p>356146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358709" calcext:value-type="float">
            <text:p>358709</text:p>
          </table:table-cell>
          <table:table-cell office:value-type="float" office:value="7124" calcext:value-type="float">
            <text:p>7124</text:p>
          </table:table-cell>
          <table:table-cell office:value-type="float" office:value="345752" calcext:value-type="float">
            <text:p>345752</text:p>
          </table:table-cell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float" office:value="353319" calcext:value-type="float">
            <text:p>353319</text:p>
          </table:table-cell>
          <table:table-cell office:value-type="float" office:value="24443" calcext:value-type="float">
            <text:p>24443</text:p>
          </table:table-cell>
          <table:table-cell office:value-type="float" office:value="344674" calcext:value-type="float">
            <text:p>344674</text:p>
          </table:table-cell>
          <table:table-cell office:value-type="float" office:value="22795" calcext:value-type="float">
            <text:p>22795</text:p>
          </table:table-cell>
          <table:table-cell table:number-columns-repeated="2"/>
        </table:table-row>
        <table:table-row table:style-name="ro1">
          <table:table-cell office:value-type="float" office:value="352540" calcext:value-type="float">
            <text:p>352540</text:p>
          </table:table-cell>
          <table:table-cell office:value-type="float" office:value="37603" calcext:value-type="float">
            <text:p>37603</text:p>
          </table:table-cell>
          <table:table-cell table:number-columns-repeated="4"/>
        </table:table-row>
        <table:table-row table:style-name="ro1">
          <table:table-cell office:value-type="float" office:value="350038" calcext:value-type="float">
            <text:p>350038</text:p>
          </table:table-cell>
          <table:table-cell office:value-type="float" office:value="68469" calcext:value-type="float">
            <text:p>68469</text:p>
          </table:table-cell>
          <table:table-cell table:number-columns-repeated="4"/>
        </table:table-row>
      </table:table>
      <table:table table:name="5000" table:style-name="ta1">
        <table:shapes>
          <draw:frame draw:z-index="0" draw:style-name="gr1" draw:text-style-name="P1" svg:width="184.95mm" svg:height="104.03mm" svg:x="4.08mm" svg:y="98.99mm">
            <loext:p draw:notify-on-update-of-ranges="'5000'.B1:'5000'.B21 '5000'.A1:'5000'.A21 '5000'.D1:'5000'.D21 '5000'.C1:'5000'.C21 '5000'.F1:'5000'.F21 '5000'.E1:'5000'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468964" calcext:value-type="float">
            <text:p>468964</text:p>
          </table:table-cell>
          <table:table-cell office:value-type="float" office:value="0" calcext:value-type="float">
            <text:p>0</text:p>
          </table:table-cell>
          <table:table-cell office:value-type="float" office:value="395227" calcext:value-type="float">
            <text:p>395227</text:p>
          </table:table-cell>
          <table:table-cell office:value-type="float" office:value="0" calcext:value-type="float">
            <text:p>0</text:p>
          </table:table-cell>
          <table:table-cell office:value-type="float" office:value="457550" calcext:value-type="float">
            <text:p>457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494" calcext:value-type="float">
            <text:p>451494</text:p>
          </table:table-cell>
          <table:table-cell office:value-type="float" office:value="0" calcext:value-type="float">
            <text:p>0</text:p>
          </table:table-cell>
          <table:table-cell office:value-type="float" office:value="375891" calcext:value-type="float">
            <text:p>375891</text:p>
          </table:table-cell>
          <table:table-cell office:value-type="float" office:value="4" calcext:value-type="float">
            <text:p>4</text:p>
          </table:table-cell>
          <table:table-cell office:value-type="float" office:value="452650" calcext:value-type="float">
            <text:p>45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986" calcext:value-type="float">
            <text:p>428986</text:p>
          </table:table-cell>
          <table:table-cell office:value-type="float" office:value="0" calcext:value-type="float">
            <text:p>0</text:p>
          </table:table-cell>
          <table:table-cell office:value-type="float" office:value="369056" calcext:value-type="float">
            <text:p>369056</text:p>
          </table:table-cell>
          <table:table-cell office:value-type="float" office:value="49" calcext:value-type="float">
            <text:p>49</text:p>
          </table:table-cell>
          <table:table-cell office:value-type="float" office:value="445002" calcext:value-type="float">
            <text:p>445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968" calcext:value-type="float">
            <text:p>399968</text:p>
          </table:table-cell>
          <table:table-cell office:value-type="float" office:value="2" calcext:value-type="float">
            <text:p>2</text:p>
          </table:table-cell>
          <table:table-cell office:value-type="float" office:value="368040" calcext:value-type="float">
            <text:p>368040</text:p>
          </table:table-cell>
          <table:table-cell office:value-type="float" office:value="369" calcext:value-type="float">
            <text:p>369</text:p>
          </table:table-cell>
          <table:table-cell office:value-type="float" office:value="441839" calcext:value-type="float">
            <text:p>441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948" calcext:value-type="float">
            <text:p>394948</text:p>
          </table:table-cell>
          <table:table-cell office:value-type="float" office:value="3" calcext:value-type="float">
            <text:p>3</text:p>
          </table:table-cell>
          <table:table-cell office:value-type="float" office:value="363192" calcext:value-type="float">
            <text:p>363192</text:p>
          </table:table-cell>
          <table:table-cell office:value-type="float" office:value="566" calcext:value-type="float">
            <text:p>566</text:p>
          </table:table-cell>
          <table:table-cell office:value-type="float" office:value="434842" calcext:value-type="float">
            <text:p>434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858" calcext:value-type="float">
            <text:p>388858</text:p>
          </table:table-cell>
          <table:table-cell office:value-type="float" office:value="8" calcext:value-type="float">
            <text:p>8</text:p>
          </table:table-cell>
          <table:table-cell office:value-type="float" office:value="361717" calcext:value-type="float">
            <text:p>361717</text:p>
          </table:table-cell>
          <table:table-cell office:value-type="float" office:value="1363" calcext:value-type="float">
            <text:p>1363</text:p>
          </table:table-cell>
          <table:table-cell office:value-type="float" office:value="422861" calcext:value-type="float">
            <text:p>42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246" calcext:value-type="float">
            <text:p>386246</text:p>
          </table:table-cell>
          <table:table-cell office:value-type="float" office:value="9" calcext:value-type="float">
            <text:p>9</text:p>
          </table:table-cell>
          <table:table-cell office:value-type="float" office:value="361169" calcext:value-type="float">
            <text:p>361169</text:p>
          </table:table-cell>
          <table:table-cell office:value-type="float" office:value="1497" calcext:value-type="float">
            <text:p>1497</text:p>
          </table:table-cell>
          <table:table-cell office:value-type="float" office:value="422420" calcext:value-type="float">
            <text:p>422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719" calcext:value-type="float">
            <text:p>370719</text:p>
          </table:table-cell>
          <table:table-cell office:value-type="float" office:value="25" calcext:value-type="float">
            <text:p>25</text:p>
          </table:table-cell>
          <table:table-cell office:value-type="float" office:value="359719" calcext:value-type="float">
            <text:p>359719</text:p>
          </table:table-cell>
          <table:table-cell office:value-type="float" office:value="1750" calcext:value-type="float">
            <text:p>1750</text:p>
          </table:table-cell>
          <table:table-cell office:value-type="float" office:value="414495" calcext:value-type="float">
            <text:p>4144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0569" calcext:value-type="float">
            <text:p>370569</text:p>
          </table:table-cell>
          <table:table-cell office:value-type="float" office:value="945" calcext:value-type="float">
            <text:p>945</text:p>
          </table:table-cell>
          <table:table-cell office:value-type="float" office:value="357244" calcext:value-type="float">
            <text:p>357244</text:p>
          </table:table-cell>
          <table:table-cell office:value-type="float" office:value="6420" calcext:value-type="float">
            <text:p>6420</text:p>
          </table:table-cell>
          <table:table-cell office:value-type="float" office:value="410526" calcext:value-type="float">
            <text:p>4105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229" calcext:value-type="float">
            <text:p>369229</text:p>
          </table:table-cell>
          <table:table-cell office:value-type="float" office:value="963" calcext:value-type="float">
            <text:p>963</text:p>
          </table:table-cell>
          <table:table-cell office:value-type="float" office:value="356833" calcext:value-type="float">
            <text:p>356833</text:p>
          </table:table-cell>
          <table:table-cell office:value-type="float" office:value="12754" calcext:value-type="float">
            <text:p>12754</text:p>
          </table:table-cell>
          <table:table-cell office:value-type="float" office:value="406609" calcext:value-type="float">
            <text:p>4066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6041" calcext:value-type="float">
            <text:p>366041</text:p>
          </table:table-cell>
          <table:table-cell office:value-type="float" office:value="1892" calcext:value-type="float">
            <text:p>1892</text:p>
          </table:table-cell>
          <table:table-cell office:value-type="float" office:value="352577" calcext:value-type="float">
            <text:p>352577</text:p>
          </table:table-cell>
          <table:table-cell office:value-type="float" office:value="19579" calcext:value-type="float">
            <text:p>19579</text:p>
          </table:table-cell>
          <table:table-cell office:value-type="float" office:value="401552" calcext:value-type="float">
            <text:p>401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1681" calcext:value-type="float">
            <text:p>361681</text:p>
          </table:table-cell>
          <table:table-cell office:value-type="float" office:value="1958" calcext:value-type="float">
            <text:p>1958</text:p>
          </table:table-cell>
          <table:table-cell office:value-type="float" office:value="349123" calcext:value-type="float">
            <text:p>349123</text:p>
          </table:table-cell>
          <table:table-cell office:value-type="float" office:value="45809" calcext:value-type="float">
            <text:p>45809</text:p>
          </table:table-cell>
          <table:table-cell office:value-type="float" office:value="399901" calcext:value-type="float">
            <text:p>39990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358171" calcext:value-type="float">
            <text:p>358171</text:p>
          </table:table-cell>
          <table:table-cell office:value-type="float" office:value="5323" calcext:value-type="float">
            <text:p>5323</text:p>
          </table:table-cell>
          <table:table-cell office:value-type="float" office:value="348848" calcext:value-type="float">
            <text:p>348848</text:p>
          </table:table-cell>
          <table:table-cell office:value-type="float" office:value="58226" calcext:value-type="float">
            <text:p>58226</text:p>
          </table:table-cell>
          <table:table-cell office:value-type="float" office:value="398117" calcext:value-type="float">
            <text:p>39811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56907" calcext:value-type="float">
            <text:p>356907</text:p>
          </table:table-cell>
          <table:table-cell office:value-type="float" office:value="21172" calcext:value-type="float">
            <text:p>21172</text:p>
          </table:table-cell>
          <table:table-cell table:number-columns-repeated="2"/>
          <table:table-cell office:value-type="float" office:value="397762" calcext:value-type="float">
            <text:p>39776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40643" calcext:value-type="float">
            <text:p>340643</text:p>
          </table:table-cell>
          <table:table-cell office:value-type="float" office:value="29851" calcext:value-type="float">
            <text:p>29851</text:p>
          </table:table-cell>
          <table:table-cell table:number-columns-repeated="2"/>
          <table:table-cell office:value-type="float" office:value="393813" calcext:value-type="float">
            <text:p>39381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4"/>
          <table:table-cell office:value-type="float" office:value="391564" calcext:value-type="float">
            <text:p>39156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4"/>
          <table:table-cell office:value-type="float" office:value="385765" calcext:value-type="float">
            <text:p>385765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4"/>
          <table:table-cell office:value-type="float" office:value="384074" calcext:value-type="float">
            <text:p>384074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table:number-columns-repeated="4"/>
          <table:table-cell office:value-type="float" office:value="383792" calcext:value-type="float">
            <text:p>383792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1">
          <table:table-cell table:number-columns-repeated="4"/>
          <table:table-cell office:value-type="float" office:value="380662" calcext:value-type="float">
            <text:p>380662</text:p>
          </table:table-cell>
          <table:table-cell office:value-type="float" office:value="45984" calcext:value-type="float">
            <text:p>45984</text:p>
          </table:table-cell>
        </table:table-row>
        <table:table-row table:style-name="ro1">
          <table:table-cell table:number-columns-repeated="4"/>
          <table:table-cell office:value-type="float" office:value="379464" calcext:value-type="float">
            <text:p>379464</text:p>
          </table:table-cell>
          <table:table-cell office:value-type="float" office:value="68195" calcext:value-type="float">
            <text:p>68195</text:p>
          </table:table-cell>
        </table:table-row>
      </table:table>
      <table:table table:name="10000" table:style-name="ta1">
        <table:shapes>
          <draw:frame draw:z-index="0" draw:style-name="gr1" draw:text-style-name="P1" svg:width="200.93mm" svg:height="113.02mm" svg:x="137.4mm" svg:y="5.96mm">
            <loext:p draw:notify-on-update-of-ranges="'10000'.B1:'10000'.B12 '10000'.A1:'10000'.A12 '10000'.D1:'10000'.D12 '10000'.C1:'10000'.C12 '10000'.F1:'10000'.F12 '10000'.E1:'10000'.E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388004" calcext:value-type="float">
            <text:p>388004</text:p>
          </table:table-cell>
          <table:table-cell office:value-type="float" office:value="0" calcext:value-type="float">
            <text:p>0</text:p>
          </table:table-cell>
          <table:table-cell office:value-type="float" office:value="372102" calcext:value-type="float">
            <text:p>372102</text:p>
          </table:table-cell>
          <table:table-cell office:value-type="float" office:value="7" calcext:value-type="float">
            <text:p>7</text:p>
          </table:table-cell>
          <table:table-cell office:value-type="float" office:value="434600" calcext:value-type="float">
            <text:p>43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837" calcext:value-type="float">
            <text:p>381837</text:p>
          </table:table-cell>
          <table:table-cell office:value-type="float" office:value="42" calcext:value-type="float">
            <text:p>42</text:p>
          </table:table-cell>
          <table:table-cell office:value-type="float" office:value="368798" calcext:value-type="float">
            <text:p>368798</text:p>
          </table:table-cell>
          <table:table-cell office:value-type="float" office:value="144" calcext:value-type="float">
            <text:p>144</text:p>
          </table:table-cell>
          <table:table-cell office:value-type="float" office:value="433967" calcext:value-type="float">
            <text:p>433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68" calcext:value-type="float">
            <text:p>372468</text:p>
          </table:table-cell>
          <table:table-cell office:value-type="float" office:value="131" calcext:value-type="float">
            <text:p>131</text:p>
          </table:table-cell>
          <table:table-cell office:value-type="float" office:value="368115" calcext:value-type="float">
            <text:p>368115</text:p>
          </table:table-cell>
          <table:table-cell office:value-type="float" office:value="212" calcext:value-type="float">
            <text:p>212</text:p>
          </table:table-cell>
          <table:table-cell office:value-type="float" office:value="433060" calcext:value-type="float">
            <text:p>433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479" calcext:value-type="float">
            <text:p>370479</text:p>
          </table:table-cell>
          <table:table-cell office:value-type="float" office:value="553" calcext:value-type="float">
            <text:p>553</text:p>
          </table:table-cell>
          <table:table-cell office:value-type="float" office:value="367473" calcext:value-type="float">
            <text:p>367473</text:p>
          </table:table-cell>
          <table:table-cell office:value-type="float" office:value="1634" calcext:value-type="float">
            <text:p>1634</text:p>
          </table:table-cell>
          <table:table-cell office:value-type="float" office:value="421303" calcext:value-type="float">
            <text:p>421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287" calcext:value-type="float">
            <text:p>364287</text:p>
          </table:table-cell>
          <table:table-cell office:value-type="float" office:value="984" calcext:value-type="float">
            <text:p>984</text:p>
          </table:table-cell>
          <table:table-cell office:value-type="float" office:value="361793" calcext:value-type="float">
            <text:p>361793</text:p>
          </table:table-cell>
          <table:table-cell office:value-type="float" office:value="2135" calcext:value-type="float">
            <text:p>2135</text:p>
          </table:table-cell>
          <table:table-cell office:value-type="float" office:value="409693" calcext:value-type="float">
            <text:p>4096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815" calcext:value-type="float">
            <text:p>359815</text:p>
          </table:table-cell>
          <table:table-cell office:value-type="float" office:value="1775" calcext:value-type="float">
            <text:p>1775</text:p>
          </table:table-cell>
          <table:table-cell office:value-type="float" office:value="359498" calcext:value-type="float">
            <text:p>359498</text:p>
          </table:table-cell>
          <table:table-cell office:value-type="float" office:value="4004" calcext:value-type="float">
            <text:p>4004</text:p>
          </table:table-cell>
          <table:table-cell office:value-type="float" office:value="403760" calcext:value-type="float">
            <text:p>4037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765" calcext:value-type="float">
            <text:p>359765</text:p>
          </table:table-cell>
          <table:table-cell office:value-type="float" office:value="2299" calcext:value-type="float">
            <text:p>2299</text:p>
          </table:table-cell>
          <table:table-cell office:value-type="float" office:value="356646" calcext:value-type="float">
            <text:p>356646</text:p>
          </table:table-cell>
          <table:table-cell office:value-type="float" office:value="5928" calcext:value-type="float">
            <text:p>5928</text:p>
          </table:table-cell>
          <table:table-cell office:value-type="float" office:value="399822" calcext:value-type="float">
            <text:p>3998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9367" calcext:value-type="float">
            <text:p>359367</text:p>
          </table:table-cell>
          <table:table-cell office:value-type="float" office:value="13477" calcext:value-type="float">
            <text:p>13477</text:p>
          </table:table-cell>
          <table:table-cell office:value-type="float" office:value="354539" calcext:value-type="float">
            <text:p>354539</text:p>
          </table:table-cell>
          <table:table-cell office:value-type="float" office:value="14665" calcext:value-type="float">
            <text:p>14665</text:p>
          </table:table-cell>
          <table:table-cell office:value-type="float" office:value="398640" calcext:value-type="float">
            <text:p>3986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56456" calcext:value-type="float">
            <text:p>356456</text:p>
          </table:table-cell>
          <table:table-cell office:value-type="float" office:value="18758" calcext:value-type="float">
            <text:p>18758</text:p>
          </table:table-cell>
          <table:table-cell office:value-type="float" office:value="353760" calcext:value-type="float">
            <text:p>353760</text:p>
          </table:table-cell>
          <table:table-cell office:value-type="float" office:value="27630" calcext:value-type="float">
            <text:p>27630</text:p>
          </table:table-cell>
          <table:table-cell office:value-type="float" office:value="391956" calcext:value-type="float">
            <text:p>39195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55981" calcext:value-type="float">
            <text:p>355981</text:p>
          </table:table-cell>
          <table:table-cell office:value-type="float" office:value="36607" calcext:value-type="float">
            <text:p>36607</text:p>
          </table:table-cell>
          <table:table-cell office:value-type="float" office:value="351826" calcext:value-type="float">
            <text:p>351826</text:p>
          </table:table-cell>
          <table:table-cell office:value-type="float" office:value="47891" calcext:value-type="float">
            <text:p>47891</text:p>
          </table:table-cell>
          <table:table-cell office:value-type="float" office:value="383358" calcext:value-type="float">
            <text:p>38335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353366" calcext:value-type="float">
            <text:p>353366</text:p>
          </table:table-cell>
          <table:table-cell office:value-type="float" office:value="61233" calcext:value-type="float">
            <text:p>61233</text:p>
          </table:table-cell>
          <table:table-cell office:value-type="float" office:value="345271" calcext:value-type="float">
            <text:p>345271</text:p>
          </table:table-cell>
          <table:table-cell office:value-type="float" office:value="58399" calcext:value-type="float">
            <text:p>583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939" calcext:value-type="float">
            <text:p>344939</text:p>
          </table:table-cell>
          <table:table-cell office:value-type="float" office:value="70772" calcext:value-type="float">
            <text:p>707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01:03:17.491694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2:39.979145000</meta:creation-date>
    <meta:generator>LibreOffice/5.2.3.3$MacOSX_X86_64 LibreOffice_project/d54a8868f08a7b39642414cf2c8ef2f228f780cf</meta:generator>
    <dc:date>2017-01-18T01:08:11.814742000</dc:date>
    <meta:editing-duration>PT24M55S</meta:editing-duration>
    <meta:editing-cycles>3</meta:editing-cycles>
    <meta:document-statistic meta:table-count="3" meta:cell-count="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96cm" svg:height="10.404cm" xlink:href=".." xlink:type="simple" chart:class="chart:scatter" chart:column-mapping="1 0 2 3" chart:style-name="ch1">
        <chart:title svg:x="0.556cm" svg:y="0.344cm" chart:style-name="ch2">
          <text:p>Strojenie algorytmu dobór liczby iteracji, po których nastąpi reset macierzy fermonów</text:p>
        </chart:title>
        <chart:subtitle svg:x="8.751cm" svg:y="1.323cm" chart:style-name="ch3">
          <text:p>5000</text:p>
        </chart:subtitle>
        <chart:plot-area chart:style-name="ch4" table:cell-range-address="'5000'.A1:'5000'.C21 '5000'.E1:'5000'.E21" svg:x="1.37cm" svg:y="2.214cm" svg:width="16.757cm" svg:height="7.982cm">
          <chartooo:coordinate-region svg:x="2.79cm" svg:y="2.406cm" svg:width="14.751cm" svg:height="7.15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451cm" svg:y="10.027cm" chart:style-name="ch8">
              <text:p>Wartość funkcji celu [jednostki czasy trwania operacji]</text:p>
            </chart:title>
            <chart:grid chart:style-name="ch6" chart:class="major"/>
          </chart:axis>
          <chart:series chart:style-name="ch9" chart:values-cell-range-address="'5000'.A1:'5000'.A21" chart:class="chart:scatter">
            <chart:domain table:cell-range-address="'5000'.B1:'5000'.B21"/>
            <chart:data-point chart:repeated="21"/>
          </chart:series>
          <chart:series chart:style-name="ch10" chart:values-cell-range-address="'5000'.C1:'5000'.C21" chart:class="chart:scatter">
            <chart:domain table:cell-range-address="'5000'.D1:'5000'.D21"/>
            <chart:data-point chart:repeated="21"/>
          </chart:series>
          <chart:series chart:style-name="ch11" chart:values-cell-range-address="'5000'.E1:'5000'.E21" chart:class="chart:scatter">
            <chart:domain table:cell-range-address="'5000'.F1:'5000'.F2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00'.B1:'5000'.B21</svg:desc>
                </draw:g>
              </table:table-cell>
              <table:table-cell office:value-type="float" office:value="468964">
                <text:p>468964</text:p>
                <draw:g>
                  <svg:desc>'5000'.A1:'5000'.A21</svg:desc>
                </draw:g>
              </table:table-cell>
              <table:table-cell office:value-type="float" office:value="0">
                <text:p>0</text:p>
                <draw:g>
                  <svg:desc>'5000'.D1:'5000'.D21</svg:desc>
                </draw:g>
              </table:table-cell>
              <table:table-cell office:value-type="float" office:value="395227">
                <text:p>395227</text:p>
                <draw:g>
                  <svg:desc>'5000'.C1:'5000'.C21</svg:desc>
                </draw:g>
              </table:table-cell>
              <table:table-cell office:value-type="float" office:value="0">
                <text:p>0</text:p>
                <draw:g>
                  <svg:desc>'5000'.F1:'5000'.F21</svg:desc>
                </draw:g>
              </table:table-cell>
              <table:table-cell office:value-type="float" office:value="457550">
                <text:p>457550</text:p>
                <draw:g>
                  <svg:desc>'5000'.E1:'5000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1494">
                <text:p>451494</text:p>
              </table:table-cell>
              <table:table-cell office:value-type="float" office:value="4">
                <text:p>4</text:p>
              </table:table-cell>
              <table:table-cell office:value-type="float" office:value="375891">
                <text:p>375891</text:p>
              </table:table-cell>
              <table:table-cell office:value-type="float" office:value="0">
                <text:p>0</text:p>
              </table:table-cell>
              <table:table-cell office:value-type="float" office:value="452650">
                <text:p>452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8986">
                <text:p>428986</text:p>
              </table:table-cell>
              <table:table-cell office:value-type="float" office:value="49">
                <text:p>49</text:p>
              </table:table-cell>
              <table:table-cell office:value-type="float" office:value="369056">
                <text:p>369056</text:p>
              </table:table-cell>
              <table:table-cell office:value-type="float" office:value="0">
                <text:p>0</text:p>
              </table:table-cell>
              <table:table-cell office:value-type="float" office:value="445002">
                <text:p>44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99968">
                <text:p>399968</text:p>
              </table:table-cell>
              <table:table-cell office:value-type="float" office:value="369">
                <text:p>369</text:p>
              </table:table-cell>
              <table:table-cell office:value-type="float" office:value="368040">
                <text:p>368040</text:p>
              </table:table-cell>
              <table:table-cell office:value-type="float" office:value="1">
                <text:p>1</text:p>
              </table:table-cell>
              <table:table-cell office:value-type="float" office:value="441839">
                <text:p>441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94948">
                <text:p>394948</text:p>
              </table:table-cell>
              <table:table-cell office:value-type="float" office:value="566">
                <text:p>566</text:p>
              </table:table-cell>
              <table:table-cell office:value-type="float" office:value="363192">
                <text:p>363192</text:p>
              </table:table-cell>
              <table:table-cell office:value-type="float" office:value="1">
                <text:p>1</text:p>
              </table:table-cell>
              <table:table-cell office:value-type="float" office:value="434842">
                <text:p>434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8858">
                <text:p>388858</text:p>
              </table:table-cell>
              <table:table-cell office:value-type="float" office:value="1363">
                <text:p>1363</text:p>
              </table:table-cell>
              <table:table-cell office:value-type="float" office:value="361717">
                <text:p>361717</text:p>
              </table:table-cell>
              <table:table-cell office:value-type="float" office:value="1">
                <text:p>1</text:p>
              </table:table-cell>
              <table:table-cell office:value-type="float" office:value="422861">
                <text:p>422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86246">
                <text:p>386246</text:p>
              </table:table-cell>
              <table:table-cell office:value-type="float" office:value="1497">
                <text:p>1497</text:p>
              </table:table-cell>
              <table:table-cell office:value-type="float" office:value="361169">
                <text:p>361169</text:p>
              </table:table-cell>
              <table:table-cell office:value-type="float" office:value="12">
                <text:p>12</text:p>
              </table:table-cell>
              <table:table-cell office:value-type="float" office:value="422420">
                <text:p>422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70719">
                <text:p>370719</text:p>
              </table:table-cell>
              <table:table-cell office:value-type="float" office:value="1750">
                <text:p>1750</text:p>
              </table:table-cell>
              <table:table-cell office:value-type="float" office:value="359719">
                <text:p>359719</text:p>
              </table:table-cell>
              <table:table-cell office:value-type="float" office:value="16">
                <text:p>16</text:p>
              </table:table-cell>
              <table:table-cell office:value-type="float" office:value="414495">
                <text:p>414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5">
                <text:p>945</text:p>
              </table:table-cell>
              <table:table-cell office:value-type="float" office:value="370569">
                <text:p>370569</text:p>
              </table:table-cell>
              <table:table-cell office:value-type="float" office:value="6420">
                <text:p>6420</text:p>
              </table:table-cell>
              <table:table-cell office:value-type="float" office:value="357244">
                <text:p>357244</text:p>
              </table:table-cell>
              <table:table-cell office:value-type="float" office:value="25">
                <text:p>25</text:p>
              </table:table-cell>
              <table:table-cell office:value-type="float" office:value="410526">
                <text:p>410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3">
                <text:p>963</text:p>
              </table:table-cell>
              <table:table-cell office:value-type="float" office:value="369229">
                <text:p>369229</text:p>
              </table:table-cell>
              <table:table-cell office:value-type="float" office:value="12754">
                <text:p>12754</text:p>
              </table:table-cell>
              <table:table-cell office:value-type="float" office:value="356833">
                <text:p>356833</text:p>
              </table:table-cell>
              <table:table-cell office:value-type="float" office:value="43">
                <text:p>43</text:p>
              </table:table-cell>
              <table:table-cell office:value-type="float" office:value="406609">
                <text:p>406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2">
                <text:p>1892</text:p>
              </table:table-cell>
              <table:table-cell office:value-type="float" office:value="366041">
                <text:p>366041</text:p>
              </table:table-cell>
              <table:table-cell office:value-type="float" office:value="19579">
                <text:p>19579</text:p>
              </table:table-cell>
              <table:table-cell office:value-type="float" office:value="352577">
                <text:p>352577</text:p>
              </table:table-cell>
              <table:table-cell office:value-type="float" office:value="55">
                <text:p>55</text:p>
              </table:table-cell>
              <table:table-cell office:value-type="float" office:value="401552">
                <text:p>401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8">
                <text:p>1958</text:p>
              </table:table-cell>
              <table:table-cell office:value-type="float" office:value="361681">
                <text:p>361681</text:p>
              </table:table-cell>
              <table:table-cell office:value-type="float" office:value="45809">
                <text:p>45809</text:p>
              </table:table-cell>
              <table:table-cell office:value-type="float" office:value="349123">
                <text:p>349123</text:p>
              </table:table-cell>
              <table:table-cell office:value-type="float" office:value="467">
                <text:p>467</text:p>
              </table:table-cell>
              <table:table-cell office:value-type="float" office:value="399901">
                <text:p>399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3">
                <text:p>5323</text:p>
              </table:table-cell>
              <table:table-cell office:value-type="float" office:value="358171">
                <text:p>358171</text:p>
              </table:table-cell>
              <table:table-cell office:value-type="float" office:value="58226">
                <text:p>58226</text:p>
              </table:table-cell>
              <table:table-cell office:value-type="float" office:value="348848">
                <text:p>348848</text:p>
              </table:table-cell>
              <table:table-cell office:value-type="float" office:value="547">
                <text:p>547</text:p>
              </table:table-cell>
              <table:table-cell office:value-type="float" office:value="398117">
                <text:p>398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72">
                <text:p>21172</text:p>
              </table:table-cell>
              <table:table-cell office:value-type="float" office:value="356907">
                <text:p>35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397762">
                <text:p>397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51">
                <text:p>29851</text:p>
              </table:table-cell>
              <table:table-cell office:value-type="float" office:value="340643">
                <text:p>34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393813">
                <text:p>393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391564">
                <text:p>391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385765">
                <text:p>385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0">
                <text:p>9860</text:p>
              </table:table-cell>
              <table:table-cell office:value-type="float" office:value="384074">
                <text:p>384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47">
                <text:p>14147</text:p>
              </table:table-cell>
              <table:table-cell office:value-type="float" office:value="383792">
                <text:p>383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84">
                <text:p>45984</text:p>
              </table:table-cell>
              <table:table-cell office:value-type="float" office:value="380662">
                <text:p>380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95">
                <text:p>68195</text:p>
              </table:table-cell>
              <table:table-cell office:value-type="float" office:value="379464">
                <text:p>379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8cm" svg:height="10.545cm" xlink:href=".." xlink:type="simple" chart:class="chart:scatter" chart:column-mapping="1 0 2 3" chart:style-name="ch1">
        <chart:title svg:x="0.848cm" svg:y="0.346cm" chart:style-name="ch2">
          <text:p>Strojenie algorytmu dobór liczby iteracji, po których nastąpi reset macierzy fermonów</text:p>
        </chart:title>
        <chart:subtitle svg:x="9.043cm" svg:y="1.327cm" chart:style-name="ch3">
          <text:p>1000</text:p>
        </chart:subtitle>
        <chart:plot-area chart:style-name="ch4" table:cell-range-address="'1000'.A1:'1000'.C12 '1000'.E1:'1000'.E12" svg:x="1.382cm" svg:y="2.22cm" svg:width="17.317cm" svg:height="7.144cm">
          <chartooo:coordinate-region svg:x="2.802cm" svg:y="2.412cm" svg:width="15.311cm" svg:height="6.32cm"/>
          <chart:axis chart:dimension="x" chart:name="primary-x" chart:style-name="ch5">
            <chart:title svg:x="7.252cm" svg:y="9.574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10.154cm" chart:style-name="ch9">
              <text:p>Waartość funkcji celu [jednostki czasu wykonywania operacji]</text:p>
            </chart:title>
            <chart:grid chart:style-name="ch7" chart:class="major"/>
          </chart:axis>
          <chart:series chart:style-name="ch10" chart:values-cell-range-address="'1000'.A1:'1000'.A12" chart:class="chart:scatter">
            <chart:domain table:cell-range-address="'1000'.B1:'1000'.B12"/>
            <chart:data-point chart:repeated="12"/>
          </chart:series>
          <chart:series chart:style-name="ch11" chart:values-cell-range-address="'1000'.C1:'1000'.C12" chart:class="chart:scatter">
            <chart:domain table:cell-range-address="'1000'.D1:'1000'.D12"/>
            <chart:data-point chart:repeated="12"/>
          </chart:series>
          <chart:series chart:style-name="ch12" chart:values-cell-range-address="'1000'.E1:'1000'.E12" chart:class="chart:scatter">
            <chart:domain table:cell-range-address="'1000'.F1:'1000'.F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'.B1:'1000'.B12</svg:desc>
                </draw:g>
              </table:table-cell>
              <table:table-cell office:value-type="float" office:value="423405">
                <text:p>423405</text:p>
                <draw:g>
                  <svg:desc>'1000'.A1:'1000'.A12</svg:desc>
                </draw:g>
              </table:table-cell>
              <table:table-cell office:value-type="float" office:value="3">
                <text:p>3</text:p>
                <draw:g>
                  <svg:desc>'1000'.D1:'1000'.D12</svg:desc>
                </draw:g>
              </table:table-cell>
              <table:table-cell office:value-type="float" office:value="381069">
                <text:p>381069</text:p>
                <draw:g>
                  <svg:desc>'1000'.C1:'1000'.C12</svg:desc>
                </draw:g>
              </table:table-cell>
              <table:table-cell office:value-type="float" office:value="2">
                <text:p>2</text:p>
                <draw:g>
                  <svg:desc>'1000'.F1:'1000'.F12</svg:desc>
                </draw:g>
              </table:table-cell>
              <table:table-cell office:value-type="float" office:value="397098">
                <text:p>397098</text:p>
                <draw:g>
                  <svg:desc>'1000'.E1:'1000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19499">
                <text:p>419499</text:p>
              </table:table-cell>
              <table:table-cell office:value-type="float" office:value="9">
                <text:p>9</text:p>
              </table:table-cell>
              <table:table-cell office:value-type="float" office:value="371061">
                <text:p>371061</text:p>
              </table:table-cell>
              <table:table-cell office:value-type="float" office:value="599">
                <text:p>599</text:p>
              </table:table-cell>
              <table:table-cell office:value-type="float" office:value="388635">
                <text:p>388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89158">
                <text:p>389158</text:p>
              </table:table-cell>
              <table:table-cell office:value-type="float" office:value="65">
                <text:p>65</text:p>
              </table:table-cell>
              <table:table-cell office:value-type="float" office:value="371032">
                <text:p>371032</text:p>
              </table:table-cell>
              <table:table-cell office:value-type="float" office:value="2549">
                <text:p>2549</text:p>
              </table:table-cell>
              <table:table-cell office:value-type="float" office:value="387164">
                <text:p>387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85941">
                <text:p>385941</text:p>
              </table:table-cell>
              <table:table-cell office:value-type="float" office:value="423">
                <text:p>423</text:p>
              </table:table-cell>
              <table:table-cell office:value-type="float" office:value="369527">
                <text:p>369527</text:p>
              </table:table-cell>
              <table:table-cell office:value-type="float" office:value="2582">
                <text:p>2582</text:p>
              </table:table-cell>
              <table:table-cell office:value-type="float" office:value="384409">
                <text:p>384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385051">
                <text:p>385051</text:p>
              </table:table-cell>
              <table:table-cell office:value-type="float" office:value="476">
                <text:p>476</text:p>
              </table:table-cell>
              <table:table-cell office:value-type="float" office:value="369309">
                <text:p>369309</text:p>
              </table:table-cell>
              <table:table-cell office:value-type="float" office:value="6493">
                <text:p>6493</text:p>
              </table:table-cell>
              <table:table-cell office:value-type="float" office:value="383471">
                <text:p>383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">
                <text:p>264</text:p>
              </table:table-cell>
              <table:table-cell office:value-type="float" office:value="381482">
                <text:p>381482</text:p>
              </table:table-cell>
              <table:table-cell office:value-type="float" office:value="613">
                <text:p>613</text:p>
              </table:table-cell>
              <table:table-cell office:value-type="float" office:value="368843">
                <text:p>36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364286">
                <text:p>364286</text:p>
              </table:table-cell>
              <table:table-cell office:value-type="float" office:value="773">
                <text:p>773</text:p>
              </table:table-cell>
              <table:table-cell office:value-type="float" office:value="358659">
                <text:p>35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  <table:table-cell office:value-type="float" office:value="362451">
                <text:p>362451</text:p>
              </table:table-cell>
              <table:table-cell office:value-type="float" office:value="894">
                <text:p>894</text:p>
              </table:table-cell>
              <table:table-cell office:value-type="float" office:value="356146">
                <text:p>35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4">
                <text:p>7124</text:p>
              </table:table-cell>
              <table:table-cell office:value-type="float" office:value="358709">
                <text:p>358709</text:p>
              </table:table-cell>
              <table:table-cell office:value-type="float" office:value="3065">
                <text:p>3065</text:p>
              </table:table-cell>
              <table:table-cell office:value-type="float" office:value="345752">
                <text:p>34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443">
                <text:p>24443</text:p>
              </table:table-cell>
              <table:table-cell office:value-type="float" office:value="353319">
                <text:p>353319</text:p>
              </table:table-cell>
              <table:table-cell office:value-type="float" office:value="22795">
                <text:p>22795</text:p>
              </table:table-cell>
              <table:table-cell office:value-type="float" office:value="344674">
                <text:p>34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603">
                <text:p>37603</text:p>
              </table:table-cell>
              <table:table-cell office:value-type="float" office:value="352540">
                <text:p>35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469">
                <text:p>68469</text:p>
              </table:table-cell>
              <table:table-cell office:value-type="float" office:value="350038">
                <text:p>35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94cm" svg:height="11.303cm" xlink:href=".." xlink:type="simple" chart:class="chart:scatter" chart:column-mapping="1 0 2 3" chart:style-name="ch1">
        <chart:title svg:x="0.197cm" svg:y="0.362cm" chart:style-name="ch2">
          <text:p>Strojenie algorytmu dobór liczby iteracji, po których następuje reset wartości macierzy fermonów</text:p>
        </chart:title>
        <chart:subtitle svg:x="9.449cm" svg:y="1.359cm" chart:style-name="ch3">
          <text:p>10000</text:p>
        </chart:subtitle>
        <chart:plot-area chart:style-name="ch4" table:cell-range-address="'10000'.A1:'10000'.C12 '10000'.E1:'10000'.E12" svg:x="1.402cm" svg:y="2.268cm" svg:width="18.291cm" svg:height="7.838cm">
          <chartooo:coordinate-region svg:x="2.822cm" svg:y="2.46cm" svg:width="16.285cm" svg:height="7.014cm"/>
          <chart:axis chart:dimension="x" chart:name="primary-x" chart:style-name="ch5">
            <chart:title svg:x="7.759cm" svg:y="10.332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10.45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10000'.A1:'10000'.A12" chart:class="chart:scatter">
            <chart:domain table:cell-range-address="'10000'.B1:'10000'.B12"/>
            <chart:data-point chart:repeated="12"/>
          </chart:series>
          <chart:series chart:style-name="ch11" chart:values-cell-range-address="'10000'.C1:'10000'.C12" chart:class="chart:scatter">
            <chart:domain table:cell-range-address="'10000'.D1:'10000'.D12"/>
            <chart:data-point chart:repeated="12"/>
          </chart:series>
          <chart:series chart:style-name="ch12" chart:values-cell-range-address="'10000'.E1:'10000'.E12" chart:class="chart:scatter">
            <chart:domain table:cell-range-address="'10000'.F1:'10000'.F12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0'.B1:'10000'.B12</svg:desc>
                </draw:g>
              </table:table-cell>
              <table:table-cell office:value-type="float" office:value="388004">
                <text:p>388004</text:p>
                <draw:g>
                  <svg:desc>'10000'.A1:'10000'.A12</svg:desc>
                </draw:g>
              </table:table-cell>
              <table:table-cell office:value-type="float" office:value="7">
                <text:p>7</text:p>
                <draw:g>
                  <svg:desc>'10000'.D1:'10000'.D12</svg:desc>
                </draw:g>
              </table:table-cell>
              <table:table-cell office:value-type="float" office:value="372102">
                <text:p>372102</text:p>
                <draw:g>
                  <svg:desc>'10000'.C1:'10000'.C12</svg:desc>
                </draw:g>
              </table:table-cell>
              <table:table-cell office:value-type="float" office:value="0">
                <text:p>0</text:p>
                <draw:g>
                  <svg:desc>'10000'.F1:'10000'.F12</svg:desc>
                </draw:g>
              </table:table-cell>
              <table:table-cell office:value-type="float" office:value="434600">
                <text:p>434600</text:p>
                <draw:g>
                  <svg:desc>'10000'.E1:'10000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81837">
                <text:p>381837</text:p>
              </table:table-cell>
              <table:table-cell office:value-type="float" office:value="144">
                <text:p>144</text:p>
              </table:table-cell>
              <table:table-cell office:value-type="float" office:value="368798">
                <text:p>368798</text:p>
              </table:table-cell>
              <table:table-cell office:value-type="float" office:value="0">
                <text:p>0</text:p>
              </table:table-cell>
              <table:table-cell office:value-type="float" office:value="433967">
                <text:p>43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  <table:table-cell office:value-type="float" office:value="372468">
                <text:p>372468</text:p>
              </table:table-cell>
              <table:table-cell office:value-type="float" office:value="212">
                <text:p>212</text:p>
              </table:table-cell>
              <table:table-cell office:value-type="float" office:value="368115">
                <text:p>368115</text:p>
              </table:table-cell>
              <table:table-cell office:value-type="float" office:value="1">
                <text:p>1</text:p>
              </table:table-cell>
              <table:table-cell office:value-type="float" office:value="433060">
                <text:p>4330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">
                <text:p>553</text:p>
              </table:table-cell>
              <table:table-cell office:value-type="float" office:value="370479">
                <text:p>370479</text:p>
              </table:table-cell>
              <table:table-cell office:value-type="float" office:value="1634">
                <text:p>1634</text:p>
              </table:table-cell>
              <table:table-cell office:value-type="float" office:value="367473">
                <text:p>367473</text:p>
              </table:table-cell>
              <table:table-cell office:value-type="float" office:value="1">
                <text:p>1</text:p>
              </table:table-cell>
              <table:table-cell office:value-type="float" office:value="421303">
                <text:p>421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364287">
                <text:p>364287</text:p>
              </table:table-cell>
              <table:table-cell office:value-type="float" office:value="2135">
                <text:p>2135</text:p>
              </table:table-cell>
              <table:table-cell office:value-type="float" office:value="361793">
                <text:p>361793</text:p>
              </table:table-cell>
              <table:table-cell office:value-type="float" office:value="2">
                <text:p>2</text:p>
              </table:table-cell>
              <table:table-cell office:value-type="float" office:value="409693">
                <text:p>40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5">
                <text:p>1775</text:p>
              </table:table-cell>
              <table:table-cell office:value-type="float" office:value="359815">
                <text:p>359815</text:p>
              </table:table-cell>
              <table:table-cell office:value-type="float" office:value="4004">
                <text:p>4004</text:p>
              </table:table-cell>
              <table:table-cell office:value-type="float" office:value="359498">
                <text:p>359498</text:p>
              </table:table-cell>
              <table:table-cell office:value-type="float" office:value="10">
                <text:p>10</text:p>
              </table:table-cell>
              <table:table-cell office:value-type="float" office:value="403760">
                <text:p>403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9">
                <text:p>2299</text:p>
              </table:table-cell>
              <table:table-cell office:value-type="float" office:value="359765">
                <text:p>359765</text:p>
              </table:table-cell>
              <table:table-cell office:value-type="float" office:value="5928">
                <text:p>5928</text:p>
              </table:table-cell>
              <table:table-cell office:value-type="float" office:value="356646">
                <text:p>356646</text:p>
              </table:table-cell>
              <table:table-cell office:value-type="float" office:value="63">
                <text:p>63</text:p>
              </table:table-cell>
              <table:table-cell office:value-type="float" office:value="399822">
                <text:p>399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77">
                <text:p>13477</text:p>
              </table:table-cell>
              <table:table-cell office:value-type="float" office:value="359367">
                <text:p>359367</text:p>
              </table:table-cell>
              <table:table-cell office:value-type="float" office:value="14665">
                <text:p>14665</text:p>
              </table:table-cell>
              <table:table-cell office:value-type="float" office:value="354539">
                <text:p>354539</text:p>
              </table:table-cell>
              <table:table-cell office:value-type="float" office:value="469">
                <text:p>469</text:p>
              </table:table-cell>
              <table:table-cell office:value-type="float" office:value="398640">
                <text:p>398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58">
                <text:p>18758</text:p>
              </table:table-cell>
              <table:table-cell office:value-type="float" office:value="356456">
                <text:p>356456</text:p>
              </table:table-cell>
              <table:table-cell office:value-type="float" office:value="27630">
                <text:p>27630</text:p>
              </table:table-cell>
              <table:table-cell office:value-type="float" office:value="353760">
                <text:p>353760</text:p>
              </table:table-cell>
              <table:table-cell office:value-type="float" office:value="607">
                <text:p>607</text:p>
              </table:table-cell>
              <table:table-cell office:value-type="float" office:value="391956">
                <text:p>391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07">
                <text:p>36607</text:p>
              </table:table-cell>
              <table:table-cell office:value-type="float" office:value="355981">
                <text:p>355981</text:p>
              </table:table-cell>
              <table:table-cell office:value-type="float" office:value="47891">
                <text:p>47891</text:p>
              </table:table-cell>
              <table:table-cell office:value-type="float" office:value="351826">
                <text:p>351826</text:p>
              </table:table-cell>
              <table:table-cell office:value-type="float" office:value="1231">
                <text:p>1231</text:p>
              </table:table-cell>
              <table:table-cell office:value-type="float" office:value="383358">
                <text:p>383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233">
                <text:p>61233</text:p>
              </table:table-cell>
              <table:table-cell office:value-type="float" office:value="353366">
                <text:p>353366</text:p>
              </table:table-cell>
              <table:table-cell office:value-type="float" office:value="58399">
                <text:p>58399</text:p>
              </table:table-cell>
              <table:table-cell office:value-type="float" office:value="345271">
                <text:p>345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72">
                <text:p>70772</text:p>
              </table:table-cell>
              <table:table-cell office:value-type="float" office:value="344939">
                <text:p>34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